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6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87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4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2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3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29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88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3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8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42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6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55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1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43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23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23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9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03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69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29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91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5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79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34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7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11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8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2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5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80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1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5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6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9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3.964cm" svg:height="0.513cm" svg:x="1.905cm" svg:y="3.553cm">
          <draw:text-box>
            <text:p text:style-name="P2"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 </text:span></text:p>
          </draw:text-box>
        </draw:frame>
        <draw:frame draw:style-name="gr8" draw:text-style-name="P3" draw:layer="layout" svg:width="7.52cm" svg:height="0.424cm" svg:x="1.905cm" svg:y="4.303cm">
          <draw:text-box>
            <text:p text:style-name="P2"><text:span text:style-name="T2">W</text:span><text:span text:style-name="T2">rit</text:span><text:span text:style-name="T2">e </text:span><text:span text:style-name="T2">a </text:span><text:span text:style-name="T2">co</text:span><text:span text:style-name="T2">m</text:span><text:span text:style-name="T2">m</text:span><text:span text:style-name="T2">a</text:span><text:span text:style-name="T2">n</text:span><text:span text:style-name="T2">d </text:span><text:span text:style-name="T2">(</text:span><text:span text:style-name="T2">w</text:span><text:span text:style-name="T2">it</text:span><text:span text:style-name="T2">h </text:span><text:span text:style-name="T2">ar</text:span><text:span text:style-name="T2">g</text:span><text:span text:style-name="T2">u</text:span><text:span text:style-name="T2">m</text:span><text:span text:style-name="T2">en</text:span><text:span text:style-name="T2">ts) </text:span><text:span text:style-name="T2">to</text:span><text:span text:style-name="T2">: <text:s/></text:span></text:p>
          </draw:text-box>
        </draw:frame>
        <draw:frame draw:style-name="gr3" draw:text-style-name="P3" draw:layer="layout" svg:width="0.422cm" svg:height="0.424cm" svg:x="2.54cm" svg:y="4.874cm">
          <draw:text-box>
            <text:p text:style-name="P2"><text:span text:style-name="T2">1</text:span><text:span text:style-name="T2">.</text:span></text:p>
          </draw:text-box>
        </draw:frame>
        <draw:frame draw:style-name="gr9" draw:text-style-name="P3" draw:layer="layout" svg:width="0.422cm" svg:height="0.475cm" svg:x="2.828cm" svg:y="4.798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4.045cm" svg:height="0.424cm" svg:x="3.175cm" svg:y="4.874cm">
          <draw:text-box>
            <text:p text:style-name="P2"><text:span text:style-name="T5">l</text:span><text:span text:style-name="T5">i</text:span><text:span text:style-name="T5">s</text:span><text:span text:style-name="T5">t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2">i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9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5.878cm" svg:height="0.424cm" svg:x="3.175cm" svg:y="6.589cm">
          <draw:text-box>
            <text:p text:style-name="P2"><text:span text:style-name="T5">l</text:span><text:span text:style-name="T5">i</text:span><text:span text:style-name="T5">s</text:span><text:span text:style-name="T5">t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5">l</text:span><text:span text:style-name="T5">o</text:span><text:span text:style-name="T5">n</text:span><text:span text:style-name="T5">g</text:span><text:span text:style-name="T5"> </text:span><text:span text:style-name="T5">l</text:span><text:span text:style-name="T5">i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73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303cm">
          <draw:text-box>
            <text:p text:style-name="P2"><text:span text:style-name="T2">3.</text:span></text:p>
          </draw:text-box>
        </draw:frame>
        <draw:frame draw:style-name="gr9" draw:text-style-name="P3" draw:layer="layout" svg:width="0.422cm" svg:height="0.475cm" svg:x="2.828cm" svg:y="8.22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0.344cm" svg:height="0.424cm" svg:x="3.175cm" svg:y="8.303cm">
          <draw:text-box>
            <text:p text:style-name="P2"><text:span text:style-name="T5">lis</text:span><text:span text:style-name="T5">t </text:span><text:span text:style-name="T5">fil</text:span><text:span text:style-name="T5">es</text:span><text:span text:style-name="T2"> </text:span><text:span text:style-name="T2">w</text:span><text:span text:style-name="T2">it</text:span><text:span text:style-name="T2">h </text:span><text:span text:style-name="T2">si</text:span><text:span text:style-name="T2">ze</text:span><text:span text:style-name="T2">s </text:span><text:span text:style-name="T2">pr</text:span><text:span text:style-name="T2">in</text:span><text:span text:style-name="T2">te</text:span><text:span text:style-name="T2">d </text:span><text:span text:style-name="T2">as </text:span><text:span text:style-name="T2">“</text:span><text:span text:style-name="T2">h</text:span><text:span text:style-name="T2">u</text:span><text:span text:style-name="T2">m</text:span><text:span text:style-name="T2">a</text:span><text:span text:style-name="T2">n </text:span><text:span text:style-name="T2">re</text:span><text:span text:style-name="T2">a</text:span><text:span text:style-name="T2">d</text:span><text:span text:style-name="T2">ab</text:span><text:span text:style-name="T2">le</text:span><text:span text:style-name="T2">” </text:span><text:span text:style-name="T2">o</text:span><text:span text:style-name="T2">ut</text:span><text:span text:style-name="T2">p</text:span><text:span text:style-name="T2">ut </text:span></text:p>
          </draw:text-box>
        </draw:frame>
        <draw:frame draw:style-name="gr3" draw:text-style-name="P3" draw:layer="layout" svg:width="0.422cm" svg:height="0.424cm" svg:x="3.175cm" svg:y="8.87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018cm">
          <draw:text-box>
            <text:p text:style-name="P2"><text:span text:style-name="T2">4</text:span><text:span text:style-name="T2">.</text:span></text:p>
          </draw:text-box>
        </draw:frame>
        <draw:frame draw:style-name="gr9" draw:text-style-name="P3" draw:layer="layout" svg:width="0.422cm" svg:height="0.475cm" svg:x="2.828cm" svg:y="9.94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4.269cm" svg:height="0.424cm" svg:x="3.175cm" svg:y="10.018cm">
          <draw:text-box>
            <text:p text:style-name="P2"><text:span text:style-name="T2">create a new directory </text:span></text:p>
          </draw:text-box>
        </draw:frame>
        <draw:frame draw:style-name="gr3" draw:text-style-name="P3" draw:layer="layout" svg:width="0.422cm" svg:height="0.424cm" svg:x="3.175cm" svg:y="10.5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728cm">
          <draw:text-box>
            <text:p text:style-name="P2"><text:span text:style-name="T2">5</text:span><text:span text:style-name="T2">.</text:span></text:p>
          </draw:text-box>
        </draw:frame>
        <draw:frame draw:style-name="gr9" draw:text-style-name="P3" draw:layer="layout" svg:width="0.422cm" svg:height="0.475cm" svg:x="2.828cm" svg:y="11.652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5.734cm" svg:height="0.424cm" svg:x="3.175cm" svg:y="11.728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3" draw:text-style-name="P3" draw:layer="layout" svg:width="0.422cm" svg:height="0.424cm" svg:x="3.17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8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443cm">
          <draw:text-box>
            <text:p text:style-name="P2"><text:span text:style-name="T2">6</text:span><text:span text:style-name="T2">.</text:span></text:p>
          </draw:text-box>
        </draw:frame>
        <draw:frame draw:style-name="gr9" draw:text-style-name="P3" draw:layer="layout" svg:width="0.422cm" svg:height="0.475cm" svg:x="2.828cm" svg:y="13.36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7.038cm" svg:height="0.424cm" svg:x="3.175cm" svg:y="13.443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w</text:span><text:span text:style-name="T2">o</text:span><text:span text:style-name="T2">r</text:span><text:span text:style-name="T2">k</text:span><text:span text:style-name="T2">i</text:span><text:span text:style-name="T2">n</text:span><text:span text:style-name="T2">g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7</text:span><text:span text:style-name="T2">.</text:span></text:p>
          </draw:text-box>
        </draw:frame>
        <draw:frame draw:style-name="gr9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5.298cm" svg:height="0.424cm" svg:x="3.175cm" svg:y="15.157cm">
          <draw:text-box>
            <text:p text:style-name="P2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, </text:span><text:span text:style-name="T2">0</text:span><text:span text:style-name="T2"> </text:span><text:span text:style-name="T2">b</text:span><text:span text:style-name="T2">y</text:span><text:span text:style-name="T2">t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867cm">
          <draw:text-box>
            <text:p text:style-name="P2"><text:span text:style-name="T2">8</text:span><text:span text:style-name="T2">.</text:span></text:p>
          </draw:text-box>
        </draw:frame>
        <draw:frame draw:style-name="gr9" draw:text-style-name="P3" draw:layer="layout" svg:width="0.422cm" svg:height="0.475cm" svg:x="2.828cm" svg:y="16.792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2.538cm" svg:height="0.424cm" svg:x="3.175cm" svg:y="16.867cm">
          <draw:text-box>
            <text:p text:style-name="P2"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7.4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582cm">
          <draw:text-box>
            <text:p text:style-name="P2"><text:span text:style-name="T2">9.</text:span></text:p>
          </draw:text-box>
        </draw:frame>
        <draw:frame draw:style-name="gr9" draw:text-style-name="P3" draw:layer="layout" svg:width="0.422cm" svg:height="0.475cm" svg:x="2.828cm" svg:y="18.506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4.934cm" svg:height="0.424cm" svg:x="3.175cm" svg:y="18.582cm">
          <draw:text-box>
            <text:p text:style-name="P2"><text:span text:style-name="T2">remove a </text:span><text:span text:style-name="T2">whole </text:span><text:span text:style-name="T2">directory </text:span></text:p>
          </draw:text-box>
        </draw:frame>
        <draw:frame draw:style-name="gr3" draw:text-style-name="P3" draw:layer="layout" svg:width="0.422cm" svg:height="0.424cm" svg:x="3.175cm" svg:y="19.1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72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0.296cm">
          <draw:text-box>
            <text:p text:style-name="P2"><text:span text:style-name="T2">1</text:span><text:span text:style-name="T2">0</text:span><text:span text:style-name="T2">.</text:span></text:p>
          </draw:text-box>
        </draw:frame>
        <draw:frame draw:style-name="gr9" draw:text-style-name="P3" draw:layer="layout" svg:width="0.422cm" svg:height="0.475cm" svg:x="3.027cm" svg:y="20.22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6.881cm" svg:height="0.424cm" svg:x="3.175cm" svg:y="20.296cm">
          <draw:text-box>
            <text:p text:style-name="P2"><text:span text:style-name="T2">move / rename a file to a new name </text:span></text:p>
          </draw:text-box>
        </draw:frame>
        <draw:frame draw:style-name="gr3" draw:text-style-name="P3" draw:layer="layout" svg:width="0.422cm" svg:height="0.424cm" svg:x="3.175cm" svg:y="20.86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439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2.011cm">
          <draw:text-box>
            <text:p text:style-name="P2"><text:span text:style-name="T2">11.</text:span></text:p>
          </draw:text-box>
        </draw:frame>
        <draw:frame draw:style-name="gr9" draw:text-style-name="P3" draw:layer="layout" svg:width="0.422cm" svg:height="0.475cm" svg:x="3.027cm" svg:y="21.935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0.738cm" svg:height="0.424cm" svg:x="3.175cm" svg:y="22.011cm">
          <draw:text-box>
            <text:p text:style-name="P2"><text:span text:style-name="T2">concatenate one or more files and display to the terminal </text:span></text:p>
          </draw:text-box>
        </draw:frame>
        <draw:frame draw:style-name="gr3" draw:text-style-name="P3" draw:layer="layout" svg:width="0.422cm" svg:height="0.424cm" svg:x="3.175cm" svg:y="22.5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1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3.721cm">
          <draw:text-box>
            <text:p text:style-name="P2"><text:span text:style-name="T2">12.</text:span></text:p>
          </draw:text-box>
        </draw:frame>
        <draw:frame draw:style-name="gr9" draw:text-style-name="P3" draw:layer="layout" svg:width="0.422cm" svg:height="0.475cm" svg:x="3.027cm" svg:y="23.645cm">
          <draw:text-box>
            <text:p text:style-name="P2"><text:span text:style-name="T4"><text:s/></text:span></text:p>
          </draw:text-box>
        </draw:frame>
        <draw:frame draw:style-name="gr22" draw:text-style-name="P3" draw:layer="layout" svg:width="8.82cm" svg:height="0.424cm" svg:x="3.175cm" svg:y="23.721cm">
          <draw:text-box>
            <text:p text:style-name="P2"><text:span text:style-name="T2">list only your running processes on the system </text:span></text:p>
          </draw:text-box>
        </draw:frame>
        <draw:frame draw:style-name="gr3" draw:text-style-name="P3" draw:layer="layout" svg:width="0.422cm" svg:height="0.424cm" svg:x="3.175cm" svg:y="24.2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864cm">
          <draw:text-box>
            <text:p text:style-name="P2"><text:span text:style-name="T2"><text:s/></text:span></text:p>
          </draw:text-box>
        </draw:frame>
        <draw:frame draw:style-name="gr23" draw:text-style-name="P5" draw:layer="layout" svg:width="2.728cm" svg:height="0.801cm" svg:x="3.959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0.463cm" svg:height="0.928cm" svg:x="4.34cm" svg:y="5.364cm">
          <draw:text-box>
            <text:p><text:span text:style-name="T7">ls</text:span></text:p>
          </draw:text-box>
        </draw:frame>
        <draw:frame draw:style-name="gr24" draw:text-style-name="P6" draw:layer="layout" svg:width="1.098cm" svg:height="0.928cm" svg:x="4.258cm" svg:y="7.015cm">
          <draw:text-box>
            <text:p><text:span text:style-name="T7">ls -l</text:span></text:p>
          </draw:text-box>
        </draw:frame>
        <draw:frame draw:style-name="gr24" draw:text-style-name="P6" draw:layer="layout" svg:width="1.098cm" svg:height="0.928cm" svg:x="4.213cm" svg:y="8.793cm">
          <draw:text-box>
            <text:p><text:span text:style-name="T7">ls -lh</text:span></text:p>
          </draw:text-box>
        </draw:frame>
        <draw:frame draw:style-name="gr25" draw:text-style-name="P6" draw:layer="layout" svg:width="1.524cm" svg:height="1.093cm" svg:x="4.213cm" svg:y="10.444cm">
          <draw:text-box>
            <text:p><text:span text:style-name="T7">mkdir</text:span></text:p>
          </draw:text-box>
        </draw:frame>
        <draw:frame draw:style-name="gr25" draw:text-style-name="P6" draw:layer="layout" svg:width="1.524cm" svg:height="1.093cm" svg:x="4.086cm" svg:y="12.222cm">
          <draw:text-box>
            <text:p><text:span text:style-name="T7">cd</text:span></text:p>
          </draw:text-box>
        </draw:frame>
        <draw:frame draw:style-name="gr25" draw:text-style-name="P6" draw:layer="layout" svg:width="1.524cm" svg:height="1.093cm" svg:x="4.086cm" svg:y="13.873cm">
          <draw:text-box>
            <text:p><text:span text:style-name="T7">pwd</text:span></text:p>
          </draw:text-box>
        </draw:frame>
        <draw:frame draw:style-name="gr25" draw:text-style-name="P6" draw:layer="layout" svg:width="1.524cm" svg:height="1.093cm" svg:x="4.086cm" svg:y="15.651cm">
          <draw:text-box>
            <text:p><text:span text:style-name="T7">touch</text:span></text:p>
          </draw:text-box>
        </draw:frame>
        <draw:frame draw:style-name="gr25" draw:text-style-name="P6" draw:layer="layout" svg:width="1.524cm" svg:height="1.093cm" svg:x="4.086cm" svg:y="17.302cm">
          <draw:text-box>
            <text:p><text:span text:style-name="T7">rm</text:span></text:p>
          </draw:text-box>
        </draw:frame>
        <draw:frame draw:style-name="gr25" draw:text-style-name="P6" draw:layer="layout" svg:width="1.524cm" svg:height="1.093cm" svg:x="4.086cm" svg:y="18.953cm">
          <draw:text-box>
            <text:p><text:span text:style-name="T7">rm -r</text:span></text:p>
          </draw:text-box>
        </draw:frame>
        <draw:frame draw:style-name="gr25" draw:text-style-name="P6" draw:layer="layout" svg:width="9.652cm" svg:height="1.093cm" svg:x="4.086cm" svg:y="20.731cm">
          <draw:text-box>
            <text:p><text:span text:style-name="T7">mv {file} {location}/ mv {file} {newfile}</text:span></text:p>
          </draw:text-box>
        </draw:frame>
        <draw:frame draw:style-name="gr25" draw:text-style-name="P6" draw:layer="layout" svg:width="1.524cm" svg:height="1.093cm" svg:x="4.086cm" svg:y="22.432cm">
          <draw:text-box>
            <text:p><text:span text:style-name="T7">cat</text:span></text:p>
          </draw:text-box>
        </draw:frame>
        <draw:frame draw:style-name="gr25" draw:text-style-name="P6" draw:layer="layout" svg:width="2.413cm" svg:height="1.093cm" svg:x="4.086cm" svg:y="24.21cm">
          <draw:text-box>
            <text:p><text:span text:style-name="T7">ps x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.677cm">
          <draw:text-box>
            <text:p text:style-name="P2"><text:span text:style-name="T2">13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7.44cm" svg:height="0.424cm" svg:x="3.175cm" svg:y="2.677cm">
          <draw:text-box>
            <text:p text:style-name="P2"><text:span text:style-name="T2">list all running processes on the system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4.963cm">
          <draw:text-box>
            <text:p text:style-name="P2"><text:span text:style-name="T2">14.</text:span></text:p>
          </draw:text-box>
        </draw:frame>
        <draw:frame draw:style-name="gr9" draw:text-style-name="P3" draw:layer="layout" svg:width="0.422cm" svg:height="0.475cm" svg:x="3.027cm" svg:y="4.887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5.146cm" svg:height="0.424cm" svg:x="3.175cm" svg:y="4.963cm">
          <draw:text-box>
            <text:p text:style-name="P2"><text:span text:style-name="T2">kill a process that you own 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7.245cm">
          <draw:text-box>
            <text:p text:style-name="P2"><text:span text:style-name="T2">15.</text:span></text:p>
          </draw:text-box>
        </draw:frame>
        <draw:frame draw:style-name="gr9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7.423cm" svg:height="0.424cm" svg:x="3.175cm" svg:y="7.245cm">
          <draw:text-box>
            <text:p text:style-name="P2"><text:span text:style-name="T2">list other users logged on to the system 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9.531cm">
          <draw:text-box>
            <text:p text:style-name="P2"><text:span text:style-name="T2">16.</text:span></text:p>
          </draw:text-box>
        </draw:frame>
        <draw:frame draw:style-name="gr9" draw:text-style-name="P3" draw:layer="layout" svg:width="0.422cm" svg:height="0.475cm" svg:x="3.027cm" svg:y="9.455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66cm" svg:height="0.424cm" svg:x="3.175cm" svg:y="9.531cm">
          <draw:text-box>
            <text:p text:style-name="P2"><text:span text:style-name="T2">read the manual page about a command 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1.817cm">
          <draw:text-box>
            <text:p text:style-name="P2"><text:span text:style-name="T2">17.</text:span></text:p>
          </draw:text-box>
        </draw:frame>
        <draw:frame draw:style-name="gr9" draw:text-style-name="P3" draw:layer="layout" svg:width="0.422cm" svg:height="0.475cm" svg:x="3.027cm" svg:y="11.741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10.551cm" svg:height="0.424cm" svg:x="3.175cm" svg:y="11.817cm">
          <draw:text-box>
            <text:p text:style-name="P2"><text:span text:style-name="T2">create a </text:span><text:span text:style-name="T5">tape archive </text:span><text:span text:style-name="T2">(tar) file backup/copy of a directory 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4.099cm">
          <draw:text-box>
            <text:p text:style-name="P2"><text:span text:style-name="T2">18.</text:span></text:p>
          </draw:text-box>
        </draw:frame>
        <draw:frame draw:style-name="gr9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10.182cm" svg:height="0.424cm" svg:x="3.175cm" svg:y="14.099cm">
          <draw:text-box>
            <text:p text:style-name="P2"><text:span text:style-name="T2">extract a </text:span><text:span text:style-name="T5">tape archive</text:span><text:span text:style-name="T2"> (tar) file to create a new directory 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6.385cm">
          <draw:text-box>
            <text:p text:style-name="P2"><text:span text:style-name="T2">19.</text:span></text:p>
          </draw:text-box>
        </draw:frame>
        <draw:frame draw:style-name="gr9" draw:text-style-name="P3" draw:layer="layout" svg:width="0.422cm" svg:height="0.475cm" svg:x="3.027cm" svg:y="16.309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13.434cm" svg:height="0.424cm" svg:x="3.175cm" svg:y="16.385cm">
          <draw:text-box>
            <text:p text:style-name="P2"><text:span text:style-name="T2">create a “.zip” file of all the files in a directory, including subdirectories 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8.666cm">
          <draw:text-box>
            <text:p text:style-name="P2"><text:span text:style-name="T2">20.</text:span></text:p>
          </draw:text-box>
        </draw:frame>
        <draw:frame draw:style-name="gr9" draw:text-style-name="P3" draw:layer="layout" svg:width="0.422cm" svg:height="0.475cm" svg:x="3.027cm" svg:y="18.591cm">
          <draw:text-box>
            <text:p text:style-name="P2"><text:span text:style-name="T4"><text:s/></text:span></text:p>
          </draw:text-box>
        </draw:frame>
        <draw:frame draw:style-name="gr33" draw:text-style-name="P3" draw:layer="layout" svg:width="7.233cm" svg:height="0.424cm" svg:x="3.175cm" svg:y="18.666cm">
          <draw:text-box>
            <text:p text:style-name="P2"><text:span text:style-name="T2">extract all of the files from a “.zip” file 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0.952cm">
          <draw:text-box>
            <text:p text:style-name="P2"><text:span text:style-name="T2">21.</text:span></text:p>
          </draw:text-box>
        </draw:frame>
        <draw:frame draw:style-name="gr9" draw:text-style-name="P3" draw:layer="layout" svg:width="0.422cm" svg:height="0.475cm" svg:x="3.027cm" svg:y="20.877cm">
          <draw:text-box>
            <text:p text:style-name="P2"><text:span text:style-name="T4"><text:s/></text:span></text:p>
          </draw:text-box>
        </draw:frame>
        <draw:frame draw:style-name="gr34" draw:text-style-name="P3" draw:layer="layout" svg:width="11.237cm" svg:height="0.424cm" svg:x="3.175cm" svg:y="20.952cm">
          <draw:text-box>
            <text:p text:style-name="P2"><text:span text:style-name="T2">Show the amount of disk free space available on the system </text:span></text:p>
          </draw:text-box>
        </draw:frame>
        <draw:frame draw:style-name="gr3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3.238cm">
          <draw:text-box>
            <text:p text:style-name="P2"><text:span text:style-name="T2"><text:s/></text:span></text:p>
          </draw:text-box>
        </draw:frame>
        <draw:frame draw:style-name="gr35" draw:text-style-name="P6" draw:layer="layout" svg:width="0.98cm" svg:height="0.547cm" svg:x="3.959cm" svg:y="3.205cm">
          <draw:text-box>
            <text:p><text:span text:style-name="T7">ps -e</text:span></text:p>
          </draw:text-box>
        </draw:frame>
        <draw:frame draw:style-name="gr24" draw:text-style-name="P6" draw:layer="layout" svg:width="3.876cm" svg:height="0.928cm" svg:x="3.766cm" svg:y="10.151cm">
          <draw:text-box>
            <text:p><text:span text:style-name="T7">man</text:span></text:p>
          </draw:text-box>
        </draw:frame>
        <draw:frame draw:style-name="gr36" draw:text-style-name="P6" draw:layer="layout" svg:width="3.495cm" svg:height="1.055cm" svg:x="3.705cm" svg:y="7.738cm">
          <draw:text-box>
            <text:p><text:span text:style-name="T7">users </text:span><text:span text:style-name="T8">or</text:span><text:span text:style-name="T7"> who</text:span></text:p>
          </draw:text-box>
        </draw:frame>
        <draw:frame draw:style-name="gr36" draw:text-style-name="P6" draw:layer="layout" svg:width="3.495cm" svg:height="1.055cm" svg:x="3.705cm" svg:y="5.452cm">
          <draw:text-box>
            <text:p><text:span text:style-name="T7">kill </text:span><text:span text:style-name="T8">or</text:span><text:span text:style-name="T7"> pkill</text:span></text:p>
          </draw:text-box>
        </draw:frame>
        <draw:frame draw:style-name="gr25" draw:text-style-name="P6" draw:layer="layout" svg:width="8.255cm" svg:height="1.093cm" svg:x="3.705cm" svg:y="12.31cm">
          <draw:text-box>
            <text:p><text:span text:style-name="T7">tar -cf {outfile}.tar {directory}</text:span></text:p>
          </draw:text-box>
        </draw:frame>
        <draw:frame draw:style-name="gr25" draw:text-style-name="P6" draw:layer="layout" svg:width="8.255cm" svg:height="1.093cm" svg:x="3.705cm" svg:y="14.558cm">
          <draw:text-box>
            <text:p><text:span text:style-name="T7">tar -xf {file}.tar</text:span></text:p>
          </draw:text-box>
        </draw:frame>
        <draw:frame draw:style-name="gr25" draw:text-style-name="P6" draw:layer="layout" svg:width="8.255cm" svg:height="1.093cm" svg:x="3.705cm" svg:y="16.921cm">
          <draw:text-box>
            <text:p><text:span text:style-name="T7">zip -R {outfile} {directory}/*</text:span></text:p>
          </draw:text-box>
        </draw:frame>
        <draw:frame draw:style-name="gr25" draw:text-style-name="P6" draw:layer="layout" svg:width="8.255cm" svg:height="1.093cm" svg:x="3.705cm" svg:y="19.08cm">
          <draw:text-box>
            <text:p><text:span text:style-name="T7">unzip</text:span></text:p>
          </draw:text-box>
        </draw:frame>
        <draw:frame draw:style-name="gr25" draw:text-style-name="P6" draw:layer="layout" svg:width="8.255cm" svg:height="1.093cm" svg:x="3.705cm" svg:y="21.543cm">
          <draw:text-box>
            <text:p><text:span text:style-name="T7">df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.677cm">
          <draw:text-box>
            <text:p text:style-name="P2"><text:span text:style-name="T2">22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3.083cm" svg:height="0.424cm" svg:x="3.175cm" svg:y="2.677cm">
          <draw:text-box>
            <text:p text:style-name="P2"><text:span text:style-name="T2">Show the amount of space used by a directory (including its subdirs) <text:s/></text:span></text:p>
          </draw:text-box>
        </draw:frame>
        <draw:frame draw:style-name="gr38" draw:text-style-name="P3" draw:layer="layout" svg:width="5.002cm" svg:height="0.424cm" svg:x="3.175cm" svg:y="3.249cm">
          <draw:text-box>
            <text:p text:style-name="P2"><text:span text:style-name="T2">in human readable format 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5.53cm">
          <draw:text-box>
            <text:p text:style-name="P2"><text:span text:style-name="T2">23.</text:span></text:p>
          </draw:text-box>
        </draw:frame>
        <draw:frame draw:style-name="gr9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9.036cm" svg:height="0.424cm" svg:x="3.175cm" svg:y="5.53cm">
          <draw:text-box>
            <text:p text:style-name="P2"><text:span text:style-name="T2">Display the text “hello world” on your terminal 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8.388cm">
          <draw:text-box>
            <text:p text:style-name="P2"><text:span text:style-name="T2">24.</text:span></text:p>
          </draw:text-box>
        </draw:frame>
        <draw:frame draw:style-name="gr9" draw:text-style-name="P3" draw:layer="layout" svg:width="0.422cm" svg:height="0.475cm" svg:x="3.027cm" svg:y="8.312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9.692cm" svg:height="0.424cm" svg:x="3.175cm" svg:y="8.388cm">
          <draw:text-box>
            <text:p text:style-name="P2"><text:span text:style-name="T2">What does the “screen” utility do? <text:s/>(see # 16 above) 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1.245cm">
          <draw:text-box>
            <text:p text:style-name="P2"><text:span text:style-name="T2">25.</text:span></text:p>
          </draw:text-box>
        </draw:frame>
        <draw:frame draw:style-name="gr9" draw:text-style-name="P3" draw:layer="layout" svg:width="0.422cm" svg:height="0.475cm" svg:x="3.027cm" svg:y="11.17cm">
          <draw:text-box>
            <text:p text:style-name="P2"><text:span text:style-name="T4"><text:s/></text:span></text:p>
          </draw:text-box>
        </draw:frame>
        <draw:frame draw:style-name="gr41" draw:text-style-name="P3" draw:layer="layout" svg:width="7.33cm" svg:height="0.424cm" svg:x="3.175cm" svg:y="11.245cm">
          <draw:text-box>
            <text:p text:style-name="P2"><text:span text:style-name="T2">What does the “nohup” command do? 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4.099cm">
          <draw:text-box>
            <text:p text:style-name="P2"><text:span text:style-name="T2">26.</text:span></text:p>
          </draw:text-box>
        </draw:frame>
        <draw:frame draw:style-name="gr9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1.292cm" svg:height="0.424cm" svg:x="3.175cm" svg:y="14.099cm">
          <draw:text-box>
            <text:p text:style-name="P2"><text:span text:style-name="T2">Use the “nohup” command to run a long-running program. 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6.956cm">
          <draw:text-box>
            <text:p text:style-name="P2"><text:span text:style-name="T2">27.</text:span></text:p>
          </draw:text-box>
        </draw:frame>
        <draw:frame draw:style-name="gr9" draw:text-style-name="P3" draw:layer="layout" svg:width="0.422cm" svg:height="0.475cm" svg:x="3.027cm" svg:y="16.88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2.914cm" svg:height="0.424cm" svg:x="3.175cm" svg:y="16.956cm">
          <draw:text-box>
            <text:p text:style-name="P2"><text:span text:style-name="T2">Find all of the lines of a file that match the string “public static void” 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9.238cm">
          <draw:text-box>
            <text:p text:style-name="P2"><text:span text:style-name="T2">28.</text:span></text:p>
          </draw:text-box>
        </draw:frame>
        <draw:frame draw:style-name="gr9" draw:text-style-name="P3" draw:layer="layout" svg:width="0.422cm" svg:height="0.475cm" svg:x="3.027cm" svg:y="19.162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4.56cm" svg:height="0.424cm" svg:x="3.175cm" svg:y="19.238cm">
          <draw:text-box>
            <text:p text:style-name="P2"><text:span text:style-name="T2">Find all of the lines of a file that do NOT match the string “public static void” 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1.524cm">
          <draw:text-box>
            <text:p text:style-name="P2"><text:span text:style-name="T2">29.</text:span></text:p>
          </draw:text-box>
        </draw:frame>
        <draw:frame draw:style-name="gr9" draw:text-style-name="P3" draw:layer="layout" svg:width="0.422cm" svg:height="0.475cm" svg:x="3.027cm" svg:y="21.448cm">
          <draw:text-box>
            <text:p text:style-name="P2"><text:span text:style-name="T4"><text:s/></text:span></text:p>
          </draw:text-box>
        </draw:frame>
        <draw:frame draw:style-name="gr45" draw:text-style-name="P3" draw:layer="layout" svg:width="16.796cm" svg:height="0.424cm" svg:x="3.175cm" svg:y="21.524cm">
          <draw:text-box>
            <text:p text:style-name="P2"><text:span text:style-name="T2">Find all of the lines of an address book that that match the string “jones” or “Jones” (hint: </text:span></text:p>
          </draw:text-box>
        </draw:frame>
        <draw:frame draw:style-name="gr46" draw:text-style-name="P3" draw:layer="layout" svg:width="5.344cm" svg:height="0.424cm" svg:x="3.175cm" svg:y="22.095cm">
          <draw:text-box>
            <text:p text:style-name="P2"><text:span text:style-name="T2">lookup regular expressions) 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  <draw:frame draw:style-name="gr47" draw:text-style-name="P6" draw:layer="layout" svg:width="3.977cm" svg:height="0.547cm" svg:x="3.832cm" svg:y="6.253cm">
          <draw:text-box>
            <text:p><text:span text:style-name="T7">echo “hello world”</text:span></text:p>
          </draw:text-box>
        </draw:frame>
        <draw:frame draw:style-name="gr48" draw:text-style-name="P6" draw:layer="layout" svg:width="1.115cm" svg:height="0.547cm" svg:x="3.86cm" svg:y="3.801cm">
          <draw:text-box>
            <text:p><text:span text:style-name="T7">du -h</text:span></text:p>
          </draw:text-box>
        </draw:frame>
        <draw:frame draw:style-name="gr49" draw:text-style-name="P6" draw:layer="layout" svg:width="14.772cm" svg:height="1.778cm" svg:x="3.665cm" svg:y="9.047cm">
          <draw:text-box>
            <text:p><text:span text:style-name="T7">It is a “Full-screen window manager that multiplexes a physical terminal between several processes.” It emulates VT100/ANSI terminals.</text:span></text:p>
          </draw:text-box>
        </draw:frame>
        <draw:frame draw:style-name="gr50" draw:text-style-name="P6" draw:layer="layout" svg:width="15.113cm" svg:height="0.547cm" svg:x="3.578cm" svg:y="11.802cm">
          <draw:text-box>
            <text:p><text:span text:style-name="T7">Run a command immune to hangups, with output to a non-tty</text:span></text:p>
          </draw:text-box>
        </draw:frame>
        <draw:frame draw:style-name="gr50" draw:text-style-name="P6" draw:layer="layout" svg:width="15.113cm" svg:height="0.547cm" svg:x="3.578cm" svg:y="14.635cm">
          <draw:text-box>
            <text:p><text:span text:style-name="T7">nohup ./{program}</text:span></text:p>
          </draw:text-box>
        </draw:frame>
        <draw:frame draw:style-name="gr50" draw:text-style-name="P6" draw:layer="layout" svg:width="15.113cm" svg:height="1.093cm" svg:x="3.578cm" svg:y="17.429cm">
          <draw:text-box>
            <text:p><text:span text:style-name="T7">grep -n “public static void” {file}</text:span></text:p>
            <text:p><text:span text:style-name="T7">(-n gives the line number, not required)</text:span></text:p>
          </draw:text-box>
        </draw:frame>
        <draw:frame draw:style-name="gr50" draw:text-style-name="P6" draw:layer="layout" svg:width="15.113cm" svg:height="0.547cm" svg:x="3.578cm" svg:y="19.638cm">
          <draw:text-box>
            <text:p><text:span text:style-name="T7">grep -vn “public static void” {file}</text:span></text:p>
          </draw:text-box>
        </draw:frame>
        <draw:frame draw:style-name="gr50" draw:text-style-name="P6" draw:layer="layout" svg:width="15.113cm" svg:height="0.547cm" svg:x="3.578cm" svg:y="22.509cm">
          <draw:text-box>
            <text:p><text:span text:style-name="T7">grep -n -e "[Jj]ones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.677cm">
          <draw:text-box>
            <text:p text:style-name="P2"><text:span text:style-name="T2">30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51" draw:text-style-name="P3" draw:layer="layout" svg:width="11.127cm" svg:height="0.424cm" svg:x="3.175cm" svg:y="2.677cm">
          <draw:text-box>
            <text:p text:style-name="P2"><text:span text:style-name="T2">Use the cut command to select only columns 10-20 of a file: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5.53cm">
          <draw:text-box>
            <text:p text:style-name="P2"><text:span text:style-name="T2">31.</text:span></text:p>
          </draw:text-box>
        </draw:frame>
        <draw:frame draw:style-name="gr9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52" draw:text-style-name="P3" draw:layer="layout" svg:width="14.62cm" svg:height="0.424cm" svg:x="3.175cm" svg:y="5.53cm">
          <draw:text-box>
            <text:p text:style-name="P2"><text:span text:style-name="T2">Use the cut command to select fields 1,3,5 from a comma delimited file (CSV) 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8.388cm">
          <draw:text-box>
            <text:p text:style-name="P2"><text:span text:style-name="T2">32.</text:span></text:p>
          </draw:text-box>
        </draw:frame>
        <draw:frame draw:style-name="gr9" draw:text-style-name="P3" draw:layer="layout" svg:width="0.422cm" svg:height="0.475cm" svg:x="3.027cm" svg:y="8.312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0.56cm" svg:height="0.424cm" svg:x="3.175cm" svg:y="8.388cm">
          <draw:text-box>
            <text:p text:style-name="P2"><text:span text:style-name="T2">Use the head command to select the top 10 lines of a file 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1.245cm">
          <draw:text-box>
            <text:p text:style-name="P2"><text:span text:style-name="T2">33.</text:span></text:p>
          </draw:text-box>
        </draw:frame>
        <draw:frame draw:style-name="gr9" draw:text-style-name="P3" draw:layer="layout" svg:width="0.422cm" svg:height="0.475cm" svg:x="3.027cm" svg:y="11.17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10.264cm" svg:height="0.424cm" svg:x="3.175cm" svg:y="11.245cm">
          <draw:text-box>
            <text:p text:style-name="P2"><text:span text:style-name="T2">Use the tail command to select the last 10 lines of a file 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4.099cm">
          <draw:text-box>
            <text:p text:style-name="P2"><text:span text:style-name="T2">34.</text:span></text:p>
          </draw:text-box>
        </draw:frame>
        <draw:frame draw:style-name="gr9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16.804cm" svg:height="0.424cm" svg:x="3.175cm" svg:y="14.099cm">
          <draw:text-box>
            <text:p text:style-name="P2"><text:span text:style-name="T2">Use the tail command to show the last lines of a file and then any new lines as they arrive 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6.956cm">
          <draw:text-box>
            <text:p text:style-name="P2"><text:span text:style-name="T2">35.</text:span></text:p>
          </draw:text-box>
        </draw:frame>
        <draw:frame draw:style-name="gr9" draw:text-style-name="P3" draw:layer="layout" svg:width="0.422cm" svg:height="0.475cm" svg:x="3.027cm" svg:y="16.88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9.108cm" svg:height="0.424cm" svg:x="3.175cm" svg:y="16.956cm">
          <draw:text-box>
            <text:p text:style-name="P2"><text:span text:style-name="T2">Sort a text file in alphanumeric, ascending order 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19.238cm">
          <draw:text-box>
            <text:p text:style-name="P2"><text:span text:style-name="T2">36.</text:span></text:p>
          </draw:text-box>
        </draw:frame>
        <draw:frame draw:style-name="gr9" draw:text-style-name="P3" draw:layer="layout" svg:width="0.422cm" svg:height="0.475cm" svg:x="3.027cm" svg:y="19.162cm">
          <draw:text-box>
            <text:p text:style-name="P2"><text:span text:style-name="T4"><text:s/></text:span></text:p>
          </draw:text-box>
        </draw:frame>
        <draw:frame draw:style-name="gr57" draw:text-style-name="P3" draw:layer="layout" svg:width="9.358cm" svg:height="0.424cm" svg:x="3.175cm" svg:y="19.238cm">
          <draw:text-box>
            <text:p text:style-name="P2"><text:span text:style-name="T2">Sort a text file in alphanumeric, descending order 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1.524cm">
          <draw:text-box>
            <text:p text:style-name="P2"><text:span text:style-name="T2">37.</text:span></text:p>
          </draw:text-box>
        </draw:frame>
        <draw:frame draw:style-name="gr9" draw:text-style-name="P3" draw:layer="layout" svg:width="0.422cm" svg:height="0.475cm" svg:x="3.027cm" svg:y="21.448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5.963cm" svg:height="0.424cm" svg:x="3.175cm" svg:y="21.524cm">
          <draw:text-box>
            <text:p text:style-name="P2"><text:span text:style-name="T2">Sort a text file in numeric order 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  <draw:frame draw:style-name="gr50" draw:text-style-name="P6" draw:layer="layout" svg:width="15.113cm" svg:height="0.547cm" svg:x="3.451cm" svg:y="3.293cm">
          <draw:text-box>
            <text:p><text:span text:style-name="T7">cut -</text:span><text:span text:style-name="T9">c 10-20 {file}</text:span></text:p>
          </draw:text-box>
        </draw:frame>
        <draw:frame draw:style-name="gr50" draw:text-style-name="P6" draw:layer="layout" svg:width="15.113cm" svg:height="1.093cm" svg:x="3.324cm" svg:y="8.92cm">
          <draw:text-box>
            <text:p><text:span text:style-name="T7">head {file}</text:span></text:p>
            <text:p><text:span text:style-name="T7">(10 is default, but if you want a different number, just use -N)</text:span></text:p>
          </draw:text-box>
        </draw:frame>
        <draw:frame draw:style-name="gr50" draw:text-style-name="P6" draw:layer="layout" svg:width="15.113cm" svg:height="0.547cm" svg:x="3.324cm" svg:y="11.714cm">
          <draw:text-box>
            <text:p><text:span text:style-name="T7">tail {file}</text:span></text:p>
          </draw:text-box>
        </draw:frame>
        <draw:frame draw:style-name="gr50" draw:text-style-name="P6" draw:layer="layout" svg:width="15.113cm" svg:height="0.547cm" svg:x="3.451cm" svg:y="5.999cm">
          <draw:text-box>
            <text:p><text:span text:style-name="T7">cut -f</text:span><text:span text:style-name="T9"> 1,3,5 -d “,” {file}</text:span></text:p>
          </draw:text-box>
        </draw:frame>
        <draw:frame draw:style-name="gr50" draw:text-style-name="P6" draw:layer="layout" svg:width="15.113cm" svg:height="0.547cm" svg:x="3.451cm" svg:y="17.517cm">
          <draw:text-box>
            <text:p><text:span text:style-name="T7">sort -d {file}</text:span></text:p>
          </draw:text-box>
        </draw:frame>
        <draw:frame draw:style-name="gr50" draw:text-style-name="P6" draw:layer="layout" svg:width="15.113cm" svg:height="0.547cm" svg:x="3.451cm" svg:y="19.842cm">
          <draw:text-box>
            <text:p><text:span text:style-name="T7">sort -dr {file}</text:span></text:p>
          </draw:text-box>
        </draw:frame>
        <draw:frame draw:style-name="gr50" draw:text-style-name="P6" draw:layer="layout" svg:width="15.113cm" svg:height="0.547cm" svg:x="3.451cm" svg:y="22.216cm">
          <draw:text-box>
            <text:p><text:span text:style-name="T7">sort -n {file}</text:span></text:p>
          </draw:text-box>
        </draw:frame>
        <draw:frame draw:style-name="gr50" draw:text-style-name="P6" draw:layer="layout" svg:width="15.113cm" svg:height="0.547cm" svg:x="3.324cm" svg:y="14.635cm">
          <draw:text-box>
            <text:p><text:span text:style-name="T7">tail -F {file}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692cm" svg:height="0.497cm" svg:x="2.096cm" svg:y="1.343cm">
          <draw:text-box>
            <text:p text:style-name="P2"><text:span text:style-name="T1">UNIX Command Project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31cm" svg:height="0.424cm" svg:x="2.54cm" svg:y="2.677cm">
          <draw:text-box>
            <text:p text:style-name="P2"><text:span text:style-name="T2">38.</text:span></text:p>
          </draw:text-box>
        </draw:frame>
        <draw:frame draw:style-name="gr9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7.893cm" svg:height="0.424cm" svg:x="3.175cm" svg:y="2.677cm">
          <draw:text-box>
            <text:p text:style-name="P2"><text:span text:style-name="T2">Display only the unique lines of a text fil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60" draw:text-style-name="P7" draw:layer="layout" svg:width="0.562cm" svg:height="0.628cm" svg:x="1.905cm" svg:y="4.846cm">
          <draw:text-box>
            <text:p text:style-name="P2"><text:span text:style-name="T10"><text:s/></text:span></text:p>
          </draw:text-box>
        </draw:frame>
        <draw:frame draw:style-name="gr50" draw:text-style-name="P6" draw:layer="layout" svg:width="15.113cm" svg:height="0.547cm" svg:x="3.451cm" svg:y="3.293cm">
          <draw:text-box>
            <text:p><text:span text:style-name="T7">sort -u {file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06T15:15:31.474890273</dc:date>
    <meta:editing-duration>PT1H10M2S</meta:editing-duration>
    <meta:editing-cycles>7</meta:editing-cycles>
    <meta:generator>LibreOffice/6.4.0.3$Linux_X86_64 LibreOffice_project/40$Build-3</meta:generator>
    <meta:document-statistic meta:object-count="335"/>
  </office:meta>
</office:document-meta>
</file>